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2.76pt"/>
    </style:style>
    <style:style style:name="co2" style:family="table-column">
      <style:table-column-properties fo:break-before="auto" style:column-width="126.74pt"/>
    </style:style>
    <style:style style:name="co3" style:family="table-column">
      <style:table-column-properties fo:break-before="auto" style:column-width="93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state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ACCEPT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DCB_ACCEPT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ACCEPT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REFINE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SPECIFI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? vyzkouset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ONFIRM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INVOIC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CB_ACCEPTED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IMPLEMENTATION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CB_ACCEPTED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RELEAS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CB_ACCEPT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RELEAS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CB_ACCEPT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IMPLEMENTATION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IMPLREFINE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RELEAS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MPLREFINE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RIMPLEMENTATION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MPLREFIN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IMPLEMENTATION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MPLREFINE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NSTALLE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ONFIRM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NSTALLE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CLAIM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NSTALL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OST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POST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OST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ANALYSIS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OST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ANALYSIS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REFINE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ANALYSIS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SPECIFI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ANALYSIS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ANALYSIS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ANALYSIS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CLAIMED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IMPLEMENTATION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CLAIMED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RELEAS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CLAIM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RELEAS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FINE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RANALYSIS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FIN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ANALYSIS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FINE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LEAS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DCB_ACCEPT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LEAS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INSTAL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LEAS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IMPLEMENTATION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IMPLEMENTATION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IMPLEMENTATION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RELEAS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IMPLEMENTATION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SPECIFIE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ANALYSIS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SPECIFIE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CCEPT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SPECIFI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17:56:55.022849850</dc:date>
    <meta:editing-duration>PT5M16S</meta:editing-duration>
    <meta:editing-cycles>1</meta:editing-cycles>
    <meta:document-statistic meta:table-count="1" meta:cell-count="136" meta:object-count="0"/>
    <meta:generator>LibreOffice/5.2.7.2$Linux_X86_64 LibreOffice_project/20$Build-2</meta:generator>
  </office:meta>
</office:document-meta>
</file>